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8.49pt"/>
    </style:style>
    <style:style style:name="co2" style:family="table-column">
      <style:table-column-properties fo:break-before="auto" style:column-width="26.25pt"/>
    </style:style>
    <style:style style:name="co3" style:family="table-column">
      <style:table-column-properties fo:break-before="auto" style:column-width="45.75pt"/>
    </style:style>
    <style:style style:name="co4" style:family="table-column">
      <style:table-column-properties fo:break-before="auto" style:column-width="56.24pt"/>
    </style:style>
    <style:style style:name="co5" style:family="table-column">
      <style:table-column-properties fo:break-before="auto" style:column-width="65.99pt"/>
    </style:style>
    <style:style style:name="co6" style:family="table-column">
      <style:table-column-properties fo:break-before="auto" style:column-width="78.75pt"/>
    </style:style>
    <style:style style:name="co7" style:family="table-column">
      <style:table-column-properties fo:break-before="auto" style:column-width="39.74pt"/>
    </style:style>
    <style:style style:name="co8" style:family="table-column">
      <style:table-column-properties fo:break-before="auto" style:column-width="33pt"/>
    </style:style>
    <style:style style:name="co9" style:family="table-column">
      <style:table-column-properties fo:break-before="auto" style:column-width="54pt"/>
    </style:style>
    <style:style style:name="co10" style:family="table-column">
      <style:table-column-properties fo:break-before="auto" style:column-width="47.99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203764"/>
      <style:text-properties fo:color="#ffffff"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21"/>
    <style:style style:name="ce4" style:family="table-cell" style:parent-style-name="Calculation" style:data-style-name="N121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5" style:family="table-cell" style:parent-style-name="Input" style:data-style-name="N0">
      <style:table-cell-properties fo:background-color="#ffcc99" fo:border="0.06pt solid #7f7f7f"/>
      <style:text-properties fo:color="#3f3f76"/>
    </style:style>
    <style:style style:name="ce6" style:family="table-cell" style:parent-style-name="Calculation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ce7" style:family="table-cell" style:parent-style-name="Hyperlink" style:data-style-name="N0">
      <style:text-properties fo:color="#0563c1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Dat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Cage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Max UVI</text:p>
          </table:table-cell>
          <table:table-cell table:style-name="ce1" office:value-type="string" calcext:value-type="string">
            <text:p>Hatch Date</text:p>
          </table:table-cell>
          <table:table-cell table:style-name="ce1" office:value-type="string" calcext:value-type="string">
            <text:p>Weigh Date</text:p>
          </table:table-cell>
          <table:table-cell table:style-name="ce1" office:value-type="string" calcext:value-type="string">
            <text:p>Weight (grams)</text:p>
          </table:table-cell>
          <table:table-cell table:style-name="ce1" office:value-type="string" calcext:value-type="string">
            <text:p>Sire</text:p>
          </table:table-cell>
          <table:table-cell table:style-name="ce1" office:value-type="string" calcext:value-type="string">
            <text:p>Dam</text:p>
          </table:table-cell>
          <table:table-cell table:style-name="ce1" office:value-type="string" calcext:value-type="string">
            <text:p>Age (day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0.9" calcext:value-type="float">
            <text:p>0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2]-[.D2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1.6" calcext:value-type="float">
            <text:p>1.6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3]-[.D3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2.7" calcext:value-type="float">
            <text:p>2.7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4]-[.D4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3.2" calcext:value-type="float">
            <text:p>3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5]-[.D5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2.9" calcext:value-type="float">
            <text:p>2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6]-[.D6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3.2" calcext:value-type="float">
            <text:p>3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7]-[.D7]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1.4" calcext:value-type="float">
            <text:p>1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8]-[.D8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2.4" calcext:value-type="float">
            <text:p>2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9]-[.D9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3.7" calcext:value-type="float">
            <text:p>3.7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10]-[.D10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9" calcext:value-type="float">
            <text:p>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11]-[.D11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3.8" calcext:value-type="float">
            <text:p>3.8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12]-[.D12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3" office:value-type="date" office:date-value="2021-07-27" calcext:value-type="date">
            <text:p>7/27/2021</text:p>
          </table:table-cell>
          <table:table-cell table:style-name="ce5" office:value-type="float" office:value="2.9" calcext:value-type="float">
            <text:p>2.9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13]-[.D13]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1.2" calcext:value-type="float">
            <text:p>1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14]-[.D14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2.5" calcext:value-type="float">
            <text:p>2.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15]-[.D15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5.3" calcext:value-type="float">
            <text:p>5.3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16]-[.D16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5.6" calcext:value-type="float">
            <text:p>5.6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17]-[.D17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4.2" calcext:value-type="float">
            <text:p>4.2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18]-[.D18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4.8" calcext:value-type="float">
            <text:p>4.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19]-[.D19]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2.1" calcext:value-type="float">
            <text:p>2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20]-[.D20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21]-[.D21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6.6" calcext:value-type="float">
            <text:p>6.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22]-[.D22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14.5" calcext:value-type="float">
            <text:p>14.5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23]-[.D23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6.4" calcext:value-type="float">
            <text:p>6.4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24]-[.D24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13]+15" office:value-type="date" office:date-value="2021-08-11" calcext:value-type="date">
            <text:p>8/11/2021</text:p>
          </table:table-cell>
          <table:table-cell table:style-name="ce5" office:value-type="float" office:value="5.1" calcext:value-type="float">
            <text:p>5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25]-[.D25]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2.1" calcext:value-type="float">
            <text:p>2.1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26]-[.D26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4.5" calcext:value-type="float">
            <text:p>4.5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27]-[.D27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8.8" calcext:value-type="float">
            <text:p>8.8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28]-[.D28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9.9" calcext:value-type="float">
            <text:p>9.9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29]-[.D29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5.1" calcext:value-type="float">
            <text:p>5.1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30]-[.D30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6.3" calcext:value-type="float">
            <text:p>6.3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31]-[.D31]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6.1" calcext:value-type="float">
            <text:p>6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32]-[.D32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5.1" calcext:value-type="float">
            <text:p>5.1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33]-[.D33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16.3" calcext:value-type="float">
            <text:p>16.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34]-[.D34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27.6" calcext:value-type="float">
            <text:p>27.6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35]-[.D35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15.3" calcext:value-type="float">
            <text:p>15.3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36]-[.D36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25]+13" office:value-type="date" office:date-value="2021-08-24" calcext:value-type="date">
            <text:p>8/24/2021</text:p>
          </table:table-cell>
          <table:table-cell table:style-name="ce5" office:value-type="float" office:value="11.2" calcext:value-type="float">
            <text:p>11.2</text:p>
          </table:table-cell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37]-[.D37]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38]-[.D38]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39]-[.D39]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40]-[.D40]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41]-[.D41]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42]-[.D42]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" office:value-type="date" office:date-value="2021-06-05" calcext:value-type="date">
            <text:p>6/5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Alfred</text:p>
          </table:table-cell>
          <table:table-cell office:value-type="string" calcext:value-type="string">
            <text:p>Kanto</text:p>
          </table:table-cell>
          <table:table-cell table:style-name="ce6" table:formula="of:=[.E43]-[.D43]" office:value-type="float" office:value="94" calcext:value-type="float">
            <text:p>9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44]-[.D44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45]-[.D45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46]-[.D46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47]-[.D47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48]-[.D48]" office:value-type="float" office:value="96" calcext:value-type="float">
            <text:p>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3" office:value-type="date" office:date-value="2021-06-03" calcext:value-type="date">
            <text:p>6/3/2021</text:p>
          </table:table-cell>
          <table:table-cell table:style-name="ce4" table:formula="of:=[.E$37]+14" office:value-type="date" office:date-value="2021-09-07" calcext:value-type="date">
            <text:p>9/7/2021</text:p>
          </table:table-cell>
          <table:table-cell table:style-name="ce5"/>
          <table:table-cell office:value-type="string" calcext:value-type="string">
            <text:p>Nugget</text:p>
          </table:table-cell>
          <table:table-cell office:value-type="string" calcext:value-type="string">
            <text:p>Loko</text:p>
          </table:table-cell>
          <table:table-cell table:style-name="ce6" table:formula="of:=[.E49]-[.D49]" office:value-type="float" office:value="96" calcext:value-type="float">
            <text:p>96</text:p>
          </table:table-cell>
          <table:table-cell table:number-columns-repeated="1015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_Papers" table:style-name="ta1">
        <table:table-column table:style-name="co10" table:number-columns-repeated="1024" table:default-cell-style-name="ce2"/>
        <table:table-row table:style-name="ro1">
          <table:table-cell table:style-name="ce7" office:value-type="string" calcext:value-type="string">
            <text:p><text:a xlink:href="https://www.researchgate.net/profile/William-Gehrmann/publication/10804226_Do_Panther_Chameleons_Bask_to_Regulate_Endogenous_Vitamin_D_3_Production/links/0912f509af8c0c62d7000000/Do-Panther-Chameleons-Bask-to-Regulate-Endogenous-Vitamin-D-3-Production.pdf" xlink:type="simple">https://www.researchgate.net/profile/William-Gehrmann/publication/10804226_Do_Panther_Chameleons_Bask_to_Regulate_Endogenous_Vitamin_D_3_Production/links/0912f509af8c0c62d7000000/Do-Panther-Chameleons-Bask-to-Regulate-Endogenous-Vitamin-D-3-Production.pdf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onlinelibrary.wiley.com/doi/abs/10.1002/zoo.10054" xlink:type="simple">https://onlinelibrary.wiley.com/doi/abs/10.1002/zoo.10054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page-one.springer.com/pdf/preview/10.1007/978-1-4615-5051-8_24" xlink:type="simple">https://page-one.springer.com/pdf/preview/10.1007/978-1-4615-5051-8_24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" xlink:type="simple">https://www.researchgate.net/profile/Gary-Ferguson-5/publication/24247253_Panther_Chameleons_Furcifer_pardalis_Behaviorally_Regulate_Optimal_Exposure_to_UV_Depending_on_Dietary_Vitamin_D-3_Status/links/541ecbff0cf2218008d3df02/Panther-Chameleons-Furcifer-pardalis-Behaviorally-Regulate-Optimal-Exposure-to-UV-Depending-on-Dietary-Vitamin-D-3-Status.pdf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page-one.springer.com/pdf/preview/10.1007/978-1-4615-0937-0_19" xlink:type="simple">https://page-one.springer.com/pdf/preview/10.1007/978-1-4615-0937-0_19</text:a>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a xlink:href="https://onlinelibrary.wiley.com/doi/abs/10.1002/(SICI)1098-2361(1996)15:3%3C279::AID-ZOO7%3E3.0.CO;2-8" xlink:type="simple">https://onlinelibrary.wiley.com/doi/abs/10.1002/(SICI)1098-2361(1996)15:3%3C279::AID-ZOO7%3E3.0.CO;2-8</text:a>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alculation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Hyperlink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7f7f7f"/>
      <style:text-properties fo:color="#3f3f7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/>
    <dc:creator/>
    <meta:creation-date>2021-07-28T07:03:05Z</meta:creation-date>
    <dc:date>2021-08-25T04:38:34Z</dc:date>
    <meta:document-statistic meta:table-count="2" meta:cell-count="435" meta:object-count="0"/>
  </office:meta>
</office:document-meta>
</file>